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BeanRegistrationsCode.MockBeanRegistrationsCode( GenerationContext gener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sCode.getTyp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sCode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sCod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